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2" svg:font-family="'Lohit Devanagari'"/>
    <style:font-face style:name="F" svg:font-family="" style:font-family-generic="roman"/>
    <style:font-face style:name="DejaVu Sans Mono" svg:font-family="'DejaVu Sans Mono'" style:font-family-generic="modern" style:font-pitch="fixed"/>
    <style:font-face style:name="Lohit Devanagari" svg:font-family="'Lohit Devanagari'" style:font-pitch="variable"/>
    <style:font-face style:name="Noto Sans CJK SC" svg:font-family="'Noto Sans CJK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ohit Devanagari1" svg:font-family="'Lohit Devanagari'" style:font-family-generic="system" style:font-pitch="variable"/>
    <style:font-face style:name="Noto Sans CJK SC1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font-name="DejaVu Sans Mono" fo:font-size="40pt" fo:letter-spacing="0.141cm" fo:font-weight="normal" officeooo:rsid="001c5a4a" officeooo:paragraph-rsid="001eeb99" style:font-size-asian="40pt" style:font-weight-asian="normal" style:font-size-complex="40pt" style:font-weight-complex="normal" loext:shadow="none"/>
    </style:style>
    <style:style style:name="P2" style:family="paragraph" style:parent-style-name="Standard">
      <style:text-properties style:font-name="DejaVu Sans Mono" fo:font-size="40pt" fo:letter-spacing="0.141cm" fo:font-weight="normal" officeooo:rsid="001c5a4a" officeooo:paragraph-rsid="001eeb99" fo:background-color="#bcaed5" style:font-size-asian="40pt" style:font-weight-asian="normal" style:font-size-complex="40pt" style:font-weight-complex="normal" loext:shadow="none"/>
    </style:style>
    <style:style style:name="P3" style:family="paragraph" style:parent-style-name="Standard">
      <style:text-properties style:font-name="DejaVu Sans Mono" fo:font-size="40pt" fo:letter-spacing="0.141cm" fo:font-weight="normal" officeooo:rsid="001c5a4a" officeooo:paragraph-rsid="002714ee" fo:background-color="#bcaed5" style:font-size-asian="40pt" style:font-weight-asian="normal" style:font-size-complex="40pt" style:font-weight-complex="normal" loext:shadow="none"/>
    </style:style>
    <style:style style:name="P4" style:family="paragraph" style:parent-style-name="Standard">
      <style:text-properties style:font-name="DejaVu Sans Mono" fo:font-size="40pt" fo:letter-spacing="0.141cm" fo:font-weight="normal" officeooo:rsid="001c5a4a" officeooo:paragraph-rsid="00262166" fo:background-color="transparent" style:font-size-asian="40pt" style:font-weight-asian="normal" style:font-size-complex="40pt" style:font-weight-complex="normal" loext:shadow="none"/>
    </style:style>
    <style:style style:name="P5" style:family="paragraph" style:parent-style-name="Standard">
      <style:text-properties officeooo:paragraph-rsid="001eeb99"/>
    </style:style>
    <style:style style:name="P6" style:family="paragraph" style:parent-style-name="Standard">
      <style:text-properties style:text-line-through-style="none" style:text-line-through-type="none" style:font-name="DejaVu Sans Mono" fo:font-size="22pt" fo:letter-spacing="0.141cm" fo:font-weight="normal" officeooo:rsid="001eeb99" officeooo:paragraph-rsid="001eeb99" fo:background-color="transparent" style:font-size-asian="19.25pt" style:font-weight-asian="normal" style:font-size-complex="22pt" style:font-weight-complex="normal" loext:shadow="none"/>
    </style:style>
    <style:style style:name="P7" style:family="paragraph" style:parent-style-name="Standard">
      <style:text-properties style:text-line-through-style="none" style:text-line-through-type="none" style:font-name="DejaVu Sans Mono" fo:font-size="22pt" fo:letter-spacing="0.141cm" fo:font-weight="normal" officeooo:rsid="001eeb99" officeooo:paragraph-rsid="002714ee" fo:background-color="transparent" style:font-size-asian="19.25pt" style:font-weight-asian="normal" style:font-size-complex="22pt" style:font-weight-complex="normal" loext:shadow="none"/>
    </style:style>
    <style:style style:name="P8" style:family="paragraph" style:parent-style-name="Standard">
      <style:text-properties style:text-line-through-style="none" style:text-line-through-type="none" style:font-name="DejaVu Sans Mono" fo:font-size="10pt" fo:letter-spacing="0.141cm" fo:font-weight="normal" officeooo:rsid="001eeb99" officeooo:paragraph-rsid="001eeb99" fo:background-color="transparent" style:font-size-asian="10pt" style:font-weight-asian="normal" style:font-size-complex="10pt" style:font-weight-complex="normal" loext:shadow="none"/>
    </style:style>
    <style:style style:name="P9" style:family="paragraph" style:parent-style-name="Standard">
      <style:text-properties style:text-line-through-style="none" style:text-line-through-type="none" style:font-name="DejaVu Sans Mono" fo:font-size="10pt" fo:letter-spacing="0.141cm" fo:font-weight="normal" officeooo:rsid="001eeb99" officeooo:paragraph-rsid="0023b0d8" fo:background-color="transparent" style:font-size-asian="10pt" style:font-weight-asian="normal" style:font-size-complex="10pt" style:font-weight-complex="normal" loext:shadow="none"/>
    </style:style>
    <style:style style:name="P10" style:family="paragraph" style:parent-style-name="Standard">
      <style:text-properties style:text-line-through-style="none" style:text-line-through-type="none" style:font-name="DejaVu Sans Mono" fo:font-size="10pt" fo:letter-spacing="0.141cm" fo:font-weight="normal" officeooo:rsid="001eeb99" officeooo:paragraph-rsid="002714ee" fo:background-color="transparent" style:font-size-asian="10pt" style:font-weight-asian="normal" style:font-size-complex="10pt" style:font-weight-complex="normal" loext:shadow="none"/>
    </style:style>
    <style:style style:name="P11" style:family="paragraph" style:parent-style-name="Standard">
      <style:text-properties officeooo:rsid="0023b0d8" officeooo:paragraph-rsid="0023b0d8"/>
    </style:style>
    <style:style style:name="P12" style:family="paragraph" style:parent-style-name="Standard">
      <style:text-properties officeooo:rsid="0023b0d8" officeooo:paragraph-rsid="002714ee"/>
    </style:style>
    <style:style style:name="P13" style:family="paragraph" style:parent-style-name="Standard">
      <style:text-properties officeooo:paragraph-rsid="0023b0d8"/>
    </style:style>
    <style:style style:name="P14" style:family="paragraph" style:parent-style-name="Standard">
      <style:text-properties officeooo:paragraph-rsid="0024dff2"/>
    </style:style>
    <style:style style:name="P15" style:family="paragraph" style:parent-style-name="Standard">
      <style:text-properties officeooo:paragraph-rsid="00262166"/>
    </style:style>
    <style:style style:name="P16" style:family="paragraph" style:parent-style-name="Standard">
      <style:text-properties style:use-window-font-color="true" style:font-name="DejaVu Sans Mono" fo:font-size="40pt" fo:letter-spacing="0.141cm" fo:font-weight="normal" officeooo:rsid="001c5a4a" officeooo:paragraph-rsid="002714ee" fo:background-color="transparent" style:font-size-asian="40pt" style:font-weight-asian="normal" style:font-size-complex="40pt" style:font-weight-complex="normal" loext:shadow="none"/>
    </style:style>
    <style:style style:name="P17" style:family="paragraph" style:parent-style-name="Standard">
      <style:text-properties officeooo:paragraph-rsid="002714ee"/>
    </style:style>
    <style:style style:name="P18" style:family="paragraph" style:parent-style-name="Standard">
      <style:text-properties officeooo:paragraph-rsid="0027b0a9"/>
    </style:style>
    <style:style style:name="P19" style:family="paragraph" style:parent-style-name="Standard">
      <style:text-properties officeooo:paragraph-rsid="00280cdf"/>
    </style:style>
    <style:style style:name="P20" style:family="paragraph" style:parent-style-name="Standard">
      <style:paragraph-properties fo:break-before="page"/>
      <style:text-properties officeooo:paragraph-rsid="00280cdf"/>
    </style:style>
    <style:style style:name="P21" style:family="paragraph" style:parent-style-name="Standard">
      <style:text-properties officeooo:rsid="0023b0d8" officeooo:paragraph-rsid="0024dff2"/>
    </style:style>
    <style:style style:name="P22" style:family="paragraph" style:parent-style-name="Standard">
      <style:text-properties officeooo:rsid="0023b0d8" officeooo:paragraph-rsid="0023b0d8"/>
    </style:style>
    <style:style style:name="P23" style:family="paragraph" style:parent-style-name="Standard">
      <style:text-properties officeooo:rsid="0023b0d8" officeooo:paragraph-rsid="002714ee"/>
    </style:style>
    <style:style style:name="P24" style:family="paragraph" style:parent-style-name="Standard">
      <style:text-properties style:use-window-font-color="true" style:font-name="DejaVu Sans Mono" fo:font-size="40pt" fo:letter-spacing="0.318cm" fo:font-weight="normal" officeooo:rsid="001c5a4a" officeooo:paragraph-rsid="00376613" fo:background-color="transparent" style:font-size-asian="40pt" style:font-weight-asian="normal" style:font-size-complex="40pt" style:font-weight-complex="normal" loext:shadow="none"/>
    </style:style>
    <style:style style:name="P25" style:family="paragraph" style:parent-style-name="Standard">
      <style:text-properties style:use-window-font-color="true" style:font-name="DejaVu Sans Mono" fo:font-size="40pt" fo:letter-spacing="0.141cm" fo:font-weight="normal" officeooo:rsid="001c5a4a" officeooo:paragraph-rsid="00376613" fo:background-color="transparent" style:font-size-asian="40pt" style:font-weight-asian="normal" style:font-size-complex="40pt" style:font-weight-complex="normal" loext:shadow="none"/>
    </style:style>
    <style:style style:name="P26" style:family="paragraph" style:parent-style-name="Standard">
      <style:text-properties style:use-window-font-color="true" fo:letter-spacing="0.318cm" officeooo:paragraph-rsid="00376613" fo:background-color="transparent"/>
    </style:style>
    <style:style style:name="P27" style:family="paragraph" style:parent-style-name="Standard">
      <style:text-properties officeooo:paragraph-rsid="002714ee"/>
    </style:style>
    <style:style style:name="P28" style:family="paragraph" style:parent-style-name="Standard">
      <style:paragraph-properties fo:break-before="page"/>
      <style:text-properties style:use-window-font-color="true" fo:letter-spacing="0.318cm" officeooo:paragraph-rsid="00376613" fo:background-color="transparent"/>
    </style:style>
    <style:style style:name="P29" style:family="paragraph">
      <style:paragraph-properties fo:text-align="center"/>
      <style:text-properties style:font-name="DejaVu Sans Mono" fo:font-size="40pt" fo:letter-spacing="0.18cm" style:font-name-complex="DejaVu Sans Mono" style:font-size-complex="40pt"/>
    </style:style>
    <style:style style:name="P30" style:family="paragraph">
      <loext:graphic-properties draw:fill="solid" draw:fill-color="#ffffff"/>
      <style:paragraph-properties fo:text-align="center"/>
      <style:text-properties style:font-name="DejaVu Sans Mono" fo:font-size="40pt" fo:letter-spacing="0.18cm" style:font-name-complex="DejaVu Sans Mono" style:font-size-complex="40pt"/>
    </style:style>
    <style:style style:name="T1" style:family="text">
      <style:text-properties fo:background-color="#fff200" loext:char-shading-value="0"/>
    </style:style>
    <style:style style:name="T2" style:family="text">
      <style:text-properties fo:background-color="#e0efd4" loext:char-shading-value="0"/>
    </style:style>
    <style:style style:name="T3" style:family="text">
      <style:text-properties fo:background-color="#bce4e5" loext:char-shading-value="0"/>
    </style:style>
    <style:style style:name="T4" style:family="text">
      <style:text-properties officeooo:rsid="00292a7d" fo:background-color="#bce4e5" loext:char-shading-value="0"/>
    </style:style>
    <style:style style:name="T5" style:family="text">
      <style:text-properties fo:color="#ce181e" style:font-name="DejaVu Sans Mono" fo:font-size="40pt" fo:letter-spacing="0.141cm" fo:font-weight="normal" officeooo:rsid="001c5a4a" fo:background-color="#fcc79b" loext:char-shading-value="0" style:font-size-asian="40pt" style:font-weight-asian="normal" style:font-size-complex="40pt" style:font-weight-complex="normal" loext:shadow="none"/>
    </style:style>
    <style:style style:name="T6" style:family="text">
      <style:text-properties fo:color="#ce181e" style:font-name="DejaVu Sans Mono" fo:font-size="40pt" fo:letter-spacing="0.141cm" fo:font-weight="normal" officeooo:rsid="001c5a4a" fo:background-color="#bee3d3" loext:char-shading-value="0" style:font-size-asian="40pt" style:font-weight-asian="normal" style:font-size-complex="40pt" style:font-weight-complex="normal" loext:shadow="none"/>
    </style:style>
    <style:style style:name="T7" style:family="text">
      <style:text-properties fo:color="#ce181e" style:font-name="DejaVu Sans Mono" fo:font-size="40pt" fo:letter-spacing="0.141cm" fo:font-weight="normal" officeooo:rsid="001c5a4a" fo:background-color="#ffff99" loext:char-shading-value="0" style:font-size-asian="40pt" style:font-weight-asian="normal" style:font-size-complex="40pt" style:font-weight-complex="normal" loext:shadow="none"/>
    </style:style>
    <style:style style:name="T8" style:family="text">
      <style:text-properties fo:color="#ce181e" style:font-name="DejaVu Sans Mono" fo:font-size="40pt" fo:letter-spacing="0.141cm" fo:font-weight="normal" officeooo:rsid="001c5a4a" fo:background-color="transparent" loext:char-shading-value="0" style:font-size-asian="40pt" style:font-weight-asian="normal" style:font-size-complex="40pt" style:font-weight-complex="normal" loext:shadow="none"/>
    </style:style>
    <style:style style:name="T9" style:family="text">
      <style:text-properties fo:background-color="#fcd3c1" loext:char-shading-value="0"/>
    </style:style>
    <style:style style:name="T10" style:family="text">
      <style:text-properties fo:background-color="#dfcce4" loext:char-shading-value="0"/>
    </style:style>
    <style:style style:name="T11" style:family="text">
      <style:text-properties style:font-name="DejaVu Sans Mono" fo:font-size="40pt" fo:letter-spacing="0.141cm" fo:font-weight="normal" officeooo:rsid="001c5a4a" fo:background-color="#fff200" loext:char-shading-value="0" style:font-size-asian="40pt" style:font-weight-asian="normal" style:font-size-complex="40pt" style:font-weight-complex="normal" loext:shadow="none"/>
    </style:style>
    <style:style style:name="T12" style:family="text">
      <style:text-properties style:font-name="DejaVu Sans Mono" fo:font-size="40pt" fo:letter-spacing="0.141cm" fo:font-weight="normal" officeooo:rsid="001c5a4a" fo:background-color="#e0efd4" loext:char-shading-value="0" style:font-size-asian="40pt" style:font-weight-asian="normal" style:font-size-complex="40pt" style:font-weight-complex="normal" loext:shadow="none"/>
    </style:style>
    <style:style style:name="T13" style:family="text">
      <style:text-properties style:font-name="DejaVu Sans Mono" fo:font-size="40pt" fo:letter-spacing="0.141cm" fo:font-weight="normal" officeooo:rsid="001c5a4a" fo:background-color="#fcd4d1" loext:char-shading-value="0" style:font-size-asian="40pt" style:font-weight-asian="normal" style:font-size-complex="40pt" style:font-weight-complex="normal" loext:shadow="none"/>
    </style:style>
    <style:style style:name="T14" style:family="text">
      <style:text-properties style:font-name="DejaVu Sans Mono" fo:font-size="40pt" fo:letter-spacing="0.141cm" fo:font-weight="normal" officeooo:rsid="001c5a4a" fo:background-color="transparent" loext:char-shading-value="0" style:font-size-asian="40pt" style:font-weight-asian="normal" style:font-size-complex="40pt" style:font-weight-complex="normal" loext:shadow="none"/>
    </style:style>
    <style:style style:name="T15" style:family="text">
      <style:text-properties style:font-name="DejaVu Sans Mono" fo:font-size="40pt" fo:letter-spacing="0.141cm" fo:font-weight="normal" officeooo:rsid="00224999" fo:background-color="transparent" loext:char-shading-value="0" style:font-size-asian="40pt" style:font-weight-asian="normal" style:font-size-complex="40pt" style:font-weight-complex="normal" loext:shadow="none"/>
    </style:style>
    <style:style style:name="T16" style:family="text">
      <style:text-properties style:font-name="DejaVu Sans Mono" fo:font-size="40pt" fo:letter-spacing="0.141cm" fo:font-weight="normal" officeooo:rsid="00262166" fo:background-color="transparent" loext:char-shading-value="0" style:font-size-asian="40pt" style:font-weight-asian="normal" style:font-size-complex="40pt" style:font-weight-complex="normal" loext:shadow="none"/>
    </style:style>
    <style:style style:name="T17" style:family="text">
      <style:text-properties style:font-name="DejaVu Sans Mono" fo:font-size="40pt" fo:letter-spacing="0.141cm" fo:font-weight="normal" officeooo:rsid="002d5501" fo:background-color="transparent" loext:char-shading-value="0" style:font-size-asian="40pt" style:font-weight-asian="normal" style:font-size-complex="40pt" style:font-weight-complex="normal" loext:shadow="none"/>
    </style:style>
    <style:style style:name="T18" style:family="text">
      <style:text-properties style:font-name="DejaVu Sans Mono" fo:font-size="40pt" fo:letter-spacing="0.141cm" fo:font-weight="normal" officeooo:rsid="001c5a4a" fo:background-color="#bcaed5" loext:char-shading-value="0" style:font-size-asian="40pt" style:font-weight-asian="normal" style:font-size-complex="40pt" style:font-weight-complex="normal" loext:shadow="none"/>
    </style:style>
    <style:style style:name="T19" style:family="text">
      <style:text-properties style:font-name="DejaVu Sans Mono" fo:font-size="40pt" fo:letter-spacing="0.141cm" fo:font-weight="normal" officeooo:rsid="001c5a4a" fo:background-color="#bce4e5" loext:char-shading-value="0" style:font-size-asian="40pt" style:font-weight-asian="normal" style:font-size-complex="40pt" style:font-weight-complex="normal" loext:shadow="none"/>
    </style:style>
    <style:style style:name="T20" style:family="text">
      <style:text-properties style:font-name="DejaVu Sans Mono" fo:font-size="40pt" fo:letter-spacing="0.141cm" fo:font-weight="normal" officeooo:rsid="001c5a4a" fo:background-color="#fcd3c1" loext:char-shading-value="0" style:font-size-asian="40pt" style:font-weight-asian="normal" style:font-size-complex="40pt" style:font-weight-complex="normal" loext:shadow="none"/>
    </style:style>
    <style:style style:name="T21" style:family="text">
      <style:text-properties style:font-name="DejaVu Sans Mono" fo:font-size="40pt" fo:letter-spacing="0.141cm" fo:font-weight="normal" officeooo:rsid="001c5a4a" fo:background-color="#fffbcc" loext:char-shading-value="0" style:font-size-asian="40pt" style:font-weight-asian="normal" style:font-size-complex="40pt" style:font-weight-complex="normal" loext:shadow="none"/>
    </style:style>
    <style:style style:name="T22" style:family="text">
      <style:text-properties style:font-name="DejaVu Sans Mono" fo:font-size="40pt" fo:letter-spacing="0.141cm" fo:font-weight="normal" officeooo:rsid="001c5a4a" fo:background-color="#00cccc" loext:char-shading-value="0" style:font-size-asian="40pt" style:font-weight-asian="normal" style:font-size-complex="40pt" style:font-weight-complex="normal" loext:shadow="none"/>
    </style:style>
    <style:style style:name="T23" style:family="text">
      <style:text-properties style:font-name="DejaVu Sans Mono" fo:font-size="40pt" fo:letter-spacing="0.141cm" fo:font-weight="normal" officeooo:rsid="001c5a4a" fo:background-color="#adc5e7" loext:char-shading-value="0" style:font-size-asian="40pt" style:font-weight-asian="normal" style:font-size-complex="40pt" style:font-weight-complex="normal" loext:shadow="none"/>
    </style:style>
    <style:style style:name="T24" style:family="text">
      <style:text-properties style:font-name="DejaVu Sans Mono" fo:font-size="40pt" fo:font-weight="normal" officeooo:rsid="001c5a4a" style:font-size-asian="40pt" style:font-weight-asian="normal" style:font-size-complex="40pt" style:font-weight-complex="normal" loext:shadow="none"/>
    </style:style>
    <style:style style:name="T25" style:family="text">
      <style:text-properties style:font-name="DejaVu Sans Mono" fo:font-size="40pt" fo:font-weight="normal" officeooo:rsid="00262166" style:font-size-asian="40pt" style:font-weight-asian="normal" style:font-size-complex="40pt" style:font-weight-complex="normal" loext:shadow="none"/>
    </style:style>
    <style:style style:name="T26" style:family="text">
      <style:text-properties style:font-name="DejaVu Sans Mono" fo:font-size="40pt" fo:font-weight="normal" officeooo:rsid="002d5501" style:font-size-asian="40pt" style:font-weight-asian="normal" style:font-size-complex="40pt" style:font-weight-complex="normal" loext:shadow="none"/>
    </style:style>
    <style:style style:name="T27" style:family="text">
      <style:text-properties style:font-name="DejaVu Sans Mono" fo:font-size="40pt" fo:font-weight="normal" officeooo:rsid="00224999" style:font-size-asian="40pt" style:font-weight-asian="normal" style:font-size-complex="40pt" style:font-weight-complex="normal" loext:shadow="none"/>
    </style:style>
    <style:style style:name="T28" style:family="text">
      <style:text-properties fo:color="#c9211e" style:font-name="DejaVu Sans Mono" fo:font-size="40pt" fo:letter-spacing="0.141cm" fo:font-weight="normal" officeooo:rsid="001c5a4a" fo:background-color="#fcd3c1" loext:char-shading-value="0" style:font-size-asian="40pt" style:font-weight-asian="normal" style:font-size-complex="40pt" style:font-weight-complex="normal" loext:shadow="none"/>
    </style:style>
    <style:style style:name="T29" style:family="text">
      <style:text-properties fo:color="#c9211e" style:font-name="DejaVu Sans Mono" fo:font-size="40pt" fo:letter-spacing="0.141cm" fo:font-weight="normal" officeooo:rsid="00262166" fo:background-color="#fcd3c1" loext:char-shading-value="0" style:font-size-asian="40pt" style:font-weight-asian="normal" style:font-size-complex="40pt" style:font-weight-complex="normal" loext:shadow="none"/>
    </style:style>
    <style:style style:name="T30" style:family="text">
      <style:text-properties fo:color="#c9211e" style:font-name="DejaVu Sans Mono" fo:font-size="40pt" fo:letter-spacing="0.141cm" fo:font-weight="normal" officeooo:rsid="001c5a4a" fo:background-color="#00cccc" loext:char-shading-value="0" style:font-size-asian="40pt" style:font-weight-asian="normal" style:font-size-complex="40pt" style:font-weight-complex="normal" loext:shadow="none"/>
    </style:style>
    <style:style style:name="T31" style:family="text">
      <style:text-properties fo:color="#c9211e" fo:background-color="#fcd3c1" loext:char-shading-value="0"/>
    </style:style>
    <style:style style:name="T32" style:family="text">
      <style:text-properties fo:color="#c9211e" officeooo:rsid="00262166" fo:background-color="#fcd3c1" loext:char-shading-value="0"/>
    </style:style>
    <style:style style:name="T33" style:family="text">
      <style:text-properties officeooo:rsid="0023b0d8"/>
    </style:style>
    <style:style style:name="T34" style:family="text">
      <style:text-properties officeooo:rsid="00262166"/>
    </style:style>
    <style:style style:name="T35" style:family="text">
      <style:text-properties style:use-window-font-color="true" style:font-name="DejaVu Sans Mono" fo:font-size="40pt" fo:letter-spacing="0.141cm" fo:font-weight="normal" officeooo:rsid="001c5a4a" fo:background-color="#bee3d3" loext:char-shading-value="0" style:font-size-asian="40pt" style:font-weight-asian="normal" style:font-size-complex="40pt" style:font-weight-complex="normal" loext:shadow="none"/>
    </style:style>
    <style:style style:name="T36" style:family="text">
      <style:text-properties style:use-window-font-color="true" style:font-name="DejaVu Sans Mono" fo:font-size="40pt" fo:letter-spacing="0.141cm" fo:font-weight="normal" officeooo:rsid="001c5a4a" fo:background-color="transparent" loext:char-shading-value="0" style:font-size-asian="40pt" style:font-weight-asian="normal" style:font-size-complex="40pt" style:font-weight-complex="normal" loext:shadow="none"/>
    </style:style>
    <style:style style:name="T37" style:family="text">
      <style:text-properties style:use-window-font-color="true" style:font-name="DejaVu Sans Mono" fo:font-size="40pt" fo:letter-spacing="0.141cm" fo:font-weight="normal" officeooo:rsid="001c5a4a" fo:background-color="#fcc79b" loext:char-shading-value="0" style:font-size-asian="40pt" style:font-weight-asian="normal" style:font-size-complex="40pt" style:font-weight-complex="normal" loext:shadow="none"/>
    </style:style>
    <style:style style:name="T38" style:family="text">
      <style:text-properties style:use-window-font-color="true" style:font-name="DejaVu Sans Mono" fo:font-size="40pt" fo:letter-spacing="0.141cm" fo:font-weight="normal" officeooo:rsid="001c5a4a" fo:background-color="#c2e0ae" loext:char-shading-value="0" style:font-size-asian="40pt" style:font-weight-asian="normal" style:font-size-complex="40pt" style:font-weight-complex="normal" loext:shadow="none"/>
    </style:style>
    <style:style style:name="T39" style:family="text">
      <style:text-properties style:use-window-font-color="true" style:font-name="DejaVu Sans Mono" fo:font-size="40pt" fo:letter-spacing="0.141cm" fo:font-weight="normal" officeooo:rsid="001c5a4a" fo:background-color="#fffbcc" loext:char-shading-value="0" style:font-size-asian="40pt" style:font-weight-asian="normal" style:font-size-complex="40pt" style:font-weight-complex="normal" loext:shadow="none"/>
    </style:style>
    <style:style style:name="T40" style:family="text">
      <style:text-properties style:use-window-font-color="true" style:font-name="DejaVu Sans Mono" fo:font-size="40pt" fo:letter-spacing="0.141cm" fo:font-weight="normal" officeooo:rsid="001c5a4a" fo:background-color="#e0efd4" loext:char-shading-value="0" style:font-size-asian="40pt" style:font-weight-asian="normal" style:font-size-complex="40pt" style:font-weight-complex="normal" loext:shadow="none"/>
    </style:style>
    <style:style style:name="T41" style:family="text">
      <style:text-properties style:use-window-font-color="true" style:font-name="DejaVu Sans Mono" fo:font-size="40pt" fo:letter-spacing="0.141cm" fo:font-weight="normal" officeooo:rsid="001c5a4a" fo:background-color="#dfcce4" loext:char-shading-value="0" style:font-size-asian="40pt" style:font-weight-asian="normal" style:font-size-complex="40pt" style:font-weight-complex="normal" loext:shadow="none"/>
    </style:style>
    <style:style style:name="T42" style:family="text">
      <style:text-properties style:use-window-font-color="true" style:font-name="DejaVu Sans Mono" fo:font-size="40pt" fo:letter-spacing="0.141cm" fo:font-weight="normal" officeooo:rsid="001c5a4a" fo:background-color="#bce4e5" loext:char-shading-value="0" style:font-size-asian="40pt" style:font-weight-asian="normal" style:font-size-complex="40pt" style:font-weight-complex="normal" loext:shadow="none"/>
    </style:style>
    <style:style style:name="T43" style:family="text">
      <style:text-properties fo:color="#ff0000" fo:background-color="#dfcce4" loext:char-shading-value="0"/>
    </style:style>
    <style:style style:name="T44" style:family="text">
      <style:text-properties fo:color="#ff0000" style:font-name="DejaVu Sans Mono" fo:font-size="40pt" fo:letter-spacing="0.141cm" fo:font-weight="normal" officeooo:rsid="0027b0a9" fo:background-color="#fcc79b" loext:char-shading-value="0" style:font-size-asian="40pt" style:font-weight-asian="normal" style:font-size-complex="40pt" style:font-weight-complex="normal" loext:shadow="none"/>
    </style:style>
    <style:style style:name="T45" style:family="text">
      <style:text-properties fo:color="#ff0000" style:font-name="DejaVu Sans Mono" fo:font-size="40pt" fo:letter-spacing="0.141cm" fo:font-weight="normal" officeooo:rsid="001c5a4a" fo:background-color="#dfcce4" loext:char-shading-value="0" style:font-size-asian="40pt" style:font-weight-asian="normal" style:font-size-complex="40pt" style:font-weight-complex="normal" loext:shadow="none"/>
    </style:style>
    <style:style style:name="T46" style:family="text">
      <style:text-properties style:text-line-through-style="none" style:text-line-through-type="none" style:font-name="DejaVu Sans Mono" fo:font-size="10pt" fo:letter-spacing="0.141cm" fo:font-weight="normal" officeooo:rsid="001eeb99" fo:background-color="transparent" loext:char-shading-value="0" style:font-size-asian="10pt" style:font-weight-asian="normal" style:font-size-complex="10pt" style:font-weight-complex="normal" loext:shadow="none"/>
    </style:style>
    <style:style style:name="T47" style:family="text">
      <style:text-properties fo:font-size="40pt"/>
    </style:style>
    <style:style style:name="gr1" style:family="graphic">
      <style:graphic-properties svg:stroke-color="#ff0000" draw:fill="solid" draw:fill-color="#ffffff" draw:textarea-horizontal-align="justify" draw:textarea-vertical-align="middle" draw:auto-grow-height="false" fo:min-height="16.369cm" fo:min-width="16.369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11">ES</text:span><text:span text:style-name="T14">W</text:span><text:span text:style-name="T12">IST</text:span><text:span text:style-name="T14">R</text:span><text:span text:style-name="T13">FÜNF</text:span></text:p>
      <text:p text:style-name="P1"><text:span text:style-name="T3">ZEHN</text:span><text:span text:style-name="T2">ZWANZIG</text:span></text:p>
      <text:p text:style-name="P15"><text:span text:style-name="T11">VIERTEL</text:span><text:span text:style-name="T14">A</text:span><text:span text:style-name="T21">VOR</text:span></text:p>
      <text:p text:style-name="P15"><text:span text:style-name="T12">NACH</text:span><text:span text:style-name="T36">T</text:span><text:span text:style-name="T23">HALB</text:span><text:span text:style-name="T16">ER</text:span></text:p>
      <text:p text:style-name="P4"><text:span text:style-name="T1">ZWÖLF</text:span><text:span text:style-name="T9">DR</text:span><text:span text:style-name="T31">EI</text:span><text:span text:style-name="T32">NS</text:span></text:p>
      <text:p text:style-name="P15"><text:span text:style-name="T40">ZWEI</text:span><text:span text:style-name="T41">EL</text:span><text:span text:style-name="T45">F</text:span><text:span text:style-name="T42">ÜNF</text:span><text:span text:style-name="T36">L</text:span></text:p>
      <text:p text:style-name="P15"><text:span text:style-name="T17">RE</text:span><text:span text:style-name="T21">VIER</text:span><text:span text:style-name="T5">SECHS</text:span></text:p>
      <text:p text:style-name="P15"><text:span text:style-name="T38">SIEBE</text:span><text:span text:style-name="T6">N</text:span><text:span text:style-name="T7">ACHT</text:span><text:span text:style-name="T8">Q</text:span></text:p>
      <text:p text:style-name="P15"><text:span text:style-name="T22">ZEH</text:span><text:span text:style-name="T30">N</text:span><text:span text:style-name="T35">EUN</text:span><text:span text:style-name="T15">T</text:span><text:span text:style-name="T18">UHR</text:span></text:p>
      <text:p text:style-name="P2"/>
      <text:p text:style-name="P6">ABCDEFGHIJKLMNOPQRSTUVWXYZ</text:p>
      <text:p text:style-name="P8"/>
      <text:p text:style-name="P14">ES IST FÜNF ZEHN ZWANZIG VIERTEL NACH VOR HALB</text:p>
      <text:p text:style-name="P14"/>
      <text:p text:style-name="P14">ZWÖLF ZWEINSIEBEN DREINSFÜNF ELF NEUN VIER ACHT ZEHN SECHS UHR</text:p>
      <text:p text:style-name="Standard"/>
      <text:p text:style-name="P8"/>
      <text:p text:style-name="Standard">x:05, <text:span text:style-name="T33">x:10, x:15, x:20, x:25, x:30, x:35, x:40, x:45, x:50, x:55</text:span></text:p>
      <text:p text:style-name="Standard"/>
      <text:p text:style-name="P13">Es ist <text:span text:style-name="T33">fünf vor / nach</text:span></text:p>
      <text:p text:style-name="P11">Es ist zehn vor / nach</text:p>
      <text:p text:style-name="P21">Es ist viertel vor / nach</text:p>
      <text:p text:style-name="P21">Es ist zwanzig vor / nach</text:p>
      <text:p text:style-name="P11">Es ist halb</text:p>
      <text:p text:style-name="P11">Es ist </text:p>
      <text:p text:style-name="P13"/>
      <text:p text:style-name="P9">ZWÖLF ZWEINSIEBEN DREINSFÜNF ELF NEUN VIER ACHT ZEHN SECHS UHR</text:p>
      <text:p text:style-name="P28"><draw:custom-shape text:anchor-type="paragraph" draw:z-index="0" draw:name="Form1" draw:style-name="gr1" draw:text-style-name="P30" svg:width="16.37cm" svg:height="16.37cm" svg:x="0.025cm" svg:y="-0.019cm"><text:p text:style-name="P29"><text:span text:style-name="T47">ESWISTRFÜNF</text:span></text:p><text:p text:style-name="P29"><text:span text:style-name="T47">ZEHNZWANZIG</text:span></text:p><text:p text:style-name="P29"><text:span text:style-name="T47">VIERTELAVOR</text:span></text:p><text:p text:style-name="P29"><text:span text:style-name="T47">NACHTHALBER</text:span></text:p><text:p text:style-name="P29"><text:span text:style-name="T47">ZWÖLFDREINS</text:span></text:p><text:p text:style-name="P29"><text:span text:style-name="T47">ZWEIELFÜNFL</text:span></text:p><text:p text:style-name="P29"><text:span text:style-name="T47">REVIERSECHS</text:span></text:p><text:p text:style-name="P29"><text:span text:style-name="T47">SIEBENACHTQ</text:span></text:p><text:p text:style-name="P29"><text:span text:style-name="T47">ZEHNEUNTUHR</text:span></text:p><draw:enhanced-geometry svg:viewBox="0 0 21600 21600" draw:type="rectangle" draw:enhanced-path="M 0 0 L 21600 0 21600 21600 0 21600 0 0 Z N"/></draw:custom-shape><text:span text:style-name="T24"/></text:p>
      <text:p text:style-name="P25"/>
      <text:p text:style-name="P20"><text:span text:style-name="T11">ES</text:span><text:span text:style-name="T14"> </text:span><text:span text:style-name="T12">IST ZWANZIG </text:span></text:p>
      <text:p text:style-name="P19"><text:span text:style-name="T13">FÜNF</text:span><text:span text:style-name="T19">ZEHN</text:span><text:span text:style-name="T11">VIERTEL</text:span></text:p>
      <text:p text:style-name="P17"><text:span text:style-name="T21">VOR</text:span><text:span text:style-name="T12">NACH</text:span><text:span text:style-name="T36"> </text:span><text:span text:style-name="T23">HALB</text:span><text:span text:style-name="T14"> <text:s text:c="2"/></text:span></text:p>
      <text:p text:style-name="P18"><text:span text:style-name="T11">ZWÖLF</text:span><text:span text:style-name="T20">DR</text:span><text:span text:style-name="T28">EI</text:span><text:span text:style-name="T29">NS</text:span><text:span text:style-name="T39">VIER</text:span></text:p>
      <text:p text:style-name="P16"><text:span text:style-name="T2">ZWEI</text:span><text:span text:style-name="T10">EL</text:span><text:span text:style-name="T43">F</text:span><text:span text:style-name="T3">ÜNF </text:span><text:span text:style-name="T4">GUTE</text:span></text:p>
      <text:p text:style-name="P18"><text:span text:style-name="T37">SECH</text:span><text:span text:style-name="T44">S</text:span><text:span text:style-name="T38">IEBE</text:span><text:span text:style-name="T6">N</text:span><text:span text:style-name="T7">ACHT</text:span></text:p>
      <text:p text:style-name="P17"><text:span text:style-name="T22">ZEH</text:span><text:span text:style-name="T30">N</text:span><text:span text:style-name="T35">EUN</text:span><text:span text:style-name="T15">A</text:span><text:span text:style-name="T18">UHR</text:span></text:p>
      <text:p text:style-name="P3"/>
      <text:p text:style-name="P7">ABCDEFGHIJKLMNOPQRSTUVWXYZ</text:p>
      <text:p text:style-name="P10"/>
      <text:p text:style-name="P17">ES IST FÜNF ZEHN ZWANZIG VIERTEL NACH VOR HALB</text:p>
      <text:p text:style-name="P17"/>
      <text:p text:style-name="P17">ZWÖLF ZWEINSIEBEN DREINSFÜNF ELF NEUN VIER ACHT ZEHN SECHS UHR</text:p>
      <text:p text:style-name="P17"/>
      <text:p text:style-name="P10"/>
      <text:p text:style-name="P17">x:05, <text:span text:style-name="T33">x:10, x:15, x:20, x:25, x:30, x:35, x:40, x:45, x:50, x:55</text:span></text:p>
      <text:p text:style-name="P17"/>
      <text:p text:style-name="P17">Es ist <text:span text:style-name="T33">fünf vor / nach</text:span></text:p>
      <text:p text:style-name="P12">Es ist zehn vor / nach</text:p>
      <text:p text:style-name="P12">Es ist viertel vor / nach</text:p>
      <text:p text:style-name="P12">Es ist zwanzig vor / nach</text:p>
      <text:p text:style-name="P12">Es ist halb</text:p>
      <text:p text:style-name="P12">Es ist </text:p>
      <text:p text:style-name="P17"/>
      <text:p text:style-name="P17"><text:span text:style-name="T46">ZWÖLF ZWEINSIEBEN DREINSFÜNF ELF NEUN VIER ACHT ZEHN SECHS UHR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2" svg:font-family="'Lohit Devanagari'"/>
    <style:font-face style:name="F" svg:font-family="" style:font-family-generic="roman"/>
    <style:font-face style:name="DejaVu Sans Mono" svg:font-family="'DejaVu Sans Mono'" style:font-family-generic="modern" style:font-pitch="fixed"/>
    <style:font-face style:name="Lohit Devanagari" svg:font-family="'Lohit Devanagari'" style:font-pitch="variable"/>
    <style:font-face style:name="Noto Sans CJK SC" svg:font-family="'Noto Sans CJK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ohit Devanagari1" svg:font-family="'Lohit Devanagari'" style:font-family-generic="system" style:font-pitch="variable"/>
    <style:font-face style:name="Noto Sans CJK SC1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CH" style:letter-kerning="true" style:font-name-asian="Noto Sans CJK SC1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CH" style:letter-kerning="true" style:font-name-asian="Noto Sans CJK SC1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1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7-13T17:30:38.819867505</meta:creation-date>
    <meta:generator>LibreOffice/6.3.5.2$Linux_X86_64 LibreOffice_project/30$Build-2</meta:generator>
    <dc:date>2020-08-13T21:09:01.619154740</dc:date>
    <meta:editing-duration>PT1H31M15S</meta:editing-duration>
    <meta:editing-cycles>26</meta:editing-cycles>
    <meta:document-statistic meta:table-count="0" meta:image-count="0" meta:object-count="0" meta:page-count="3" meta:paragraph-count="38" meta:word-count="160" meta:character-count="943" meta:non-whitespace-character-count="815"/>
  </office:meta>
</office:document-meta>
</file>